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4pt" fo:language="fr" fo:country="BE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Verdana" fo:font-size="18pt" fo:language="fr" fo:country="BE" style:font-size-asian="18pt" style:font-size-complex="18pt"/>
    </style:style>
    <style:style style:name="P3" style:family="paragraph" style:parent-style-name="Standard">
      <style:text-properties style:font-name="Verdana" fo:language="fr" fo:country="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vival Game</text:p>
      <text:p text:style-name="P3"/>
      <text:p text:style-name="P2">Game Design : </text:p>
      <text:p text:style-name="P3"/>
      <text:p text:style-name="P3">Objectif :</text:p>
      <text:p text:style-name="P3"/>
      <text:p text:style-name="P3">Arriver au sommet de la tour HighTech en détruisant les 5 prototypes sur votre </text:p>
      <text:p text:style-name="P3">passage. Ces prototypes sont défendus par des robots faisant office de système d'auto-défense.</text:p>
      <text:p text:style-name="P3"/>
      <text:p text:style-name="P3"/>
      <text:p text:style-name="P3">Mots :</text:p>
      <text:p text:style-name="P3"/>
      <text:p text:style-name="P3">- Difficiles</text:p>
      <text:p text:style-name="P3">- Stressant</text:p>
      <text:p text:style-name="P3">- Nerveux</text:p>
      <text:p text:style-name="P3"/>
      <text:p text:style-name="P3"/>
      <text:p text:style-name="P3">Jeu:</text:p>
      <text:p text:style-name="P3"/>
      <text:p text:style-name="P3">Chaque début de niveau commence par la destruction de la vague des robots auto-défenses, chaque niveau à un nombre de robot précis.</text:p>
      <text:p text:style-name="P3"/>
      <text:p text:style-name="P3">Niveau 1 : 50 robots</text:p>
      <text:p text:style-name="P3">Niveau 2 : 100 robots</text:p>
      <text:p text:style-name="P3">Niveau 3 : 150 robots</text:p>
      <text:p text:style-name="P3">etc</text:p>
      <text:p text:style-name="P3"/>
      <text:p text:style-name="P3">Une fois la vague passé, le combat contre le prototype (Boss) démarre.</text:p>
      <text:p text:style-name="P3">Dès que le prototype est détruit, le temps pris pour finir le niveau est affiché.</text:p>
      <text:p text:style-name="P3"/>
      <text:p text:style-name="P3"/>
      <text:p text:style-name="P3">Ennemis</text:p>
      <text:p text:style-name="P3"/>
      <text:p text:style-name="P3">Robots : Vie = Dégât des balles, Vitesse = Vitesse Joueur</text:p>
      <text:p text:style-name="P3">Boss : Vie = 1000, Varie de l'étage, possède chacun différente capaci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6T19:57:54.42</meta:creation-date>
    <dc:date>2018-02-26T20:43:03.01</dc:date>
    <meta:editing-duration>PT29M51S</meta:editing-duration>
    <meta:editing-cycles>12</meta:editing-cycles>
    <meta:generator>OpenOffice/4.1.4$Win32 OpenOffice.org_project/414m5$Build-9788</meta:generator>
    <meta:document-statistic meta:table-count="0" meta:image-count="0" meta:object-count="0" meta:page-count="1" meta:paragraph-count="20" meta:word-count="132" meta:character-count="734"/>
  </office:meta>
</office:document-meta>
</file>